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28a8"/>
    </style:style>
    <style:style style:name="P2" style:family="paragraph" style:parent-style-name="Standard">
      <style:text-properties officeooo:rsid="001528a8" officeooo:paragraph-rsid="001528a8"/>
    </style:style>
    <style:style style:name="P3" style:family="paragraph" style:parent-style-name="Standard">
      <style:text-properties fo:font-style="italic" officeooo:rsid="001528a8" officeooo:paragraph-rsid="001528a8" style:font-style-asian="italic" style:font-style-complex="italic"/>
    </style:style>
    <style:style style:name="P4" style:family="paragraph" style:parent-style-name="Standard">
      <style:text-properties fo:font-style="italic" officeooo:paragraph-rsid="001528a8" style:font-style-asian="italic" style:font-style-complex="italic"/>
    </style:style>
    <style:style style:name="P5" style:family="paragraph" style:parent-style-name="Standard">
      <style:text-properties fo:font-style="italic" officeooo:rsid="00171512" officeooo:paragraph-rsid="00171512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15afd5" officeooo:paragraph-rsid="0015afd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1528a8" officeooo:paragraph-rsid="001528a8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officeooo:paragraph-rsid="001528a8"/>
    </style:style>
    <style:style style:name="P9" style:family="paragraph" style:parent-style-name="Standard" style:list-style-name="L2">
      <style:text-properties officeooo:paragraph-rsid="001528a8"/>
    </style:style>
    <style:style style:name="P10" style:family="paragraph" style:parent-style-name="Standard">
      <style:text-properties officeooo:rsid="001593ae" officeooo:paragraph-rsid="001593ae"/>
    </style:style>
    <style:style style:name="P11" style:family="paragraph" style:parent-style-name="Standard">
      <style:text-properties officeooo:rsid="001593ae" officeooo:paragraph-rsid="00171512"/>
    </style:style>
    <style:style style:name="P12" style:family="paragraph" style:parent-style-name="Standard">
      <style:text-properties officeooo:paragraph-rsid="001593ae"/>
    </style:style>
    <style:style style:name="P13" style:family="paragraph" style:parent-style-name="Standard" style:list-style-name="L3">
      <style:text-properties officeooo:paragraph-rsid="001593ae"/>
    </style:style>
    <style:style style:name="P14" style:family="paragraph" style:parent-style-name="Standard" style:list-style-name="L3">
      <style:text-properties fo:language="ru" fo:country="RU" officeooo:rsid="001593ae" officeooo:paragraph-rsid="001593ae"/>
    </style:style>
    <style:style style:name="P15" style:family="paragraph" style:parent-style-name="Standard">
      <style:text-properties fo:font-style="normal" officeooo:rsid="001593ae" officeooo:paragraph-rsid="001593ae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28a8"/>
    </style:style>
    <style:style style:name="T3" style:family="text">
      <style:text-properties fo:language="en" fo:country="US" officeooo:rsid="001593ae"/>
    </style:style>
    <style:style style:name="T4" style:family="text">
      <style:text-properties officeooo:rsid="001528a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28a8"/>
    </style:style>
    <style:style style:name="T7" style:family="text">
      <style:text-properties fo:language="ru" fo:country="RU" officeooo:rsid="001593ae"/>
    </style:style>
    <style:style style:name="T8" style:family="text">
      <style:text-properties officeooo:rsid="001593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Игра <text:span text:style-name="T1">“</text:span><text:span text:style-name="T5">Ежовый спас»</text:span></text:p>
      <text:p text:style-name="P7"/>
      <text:p text:style-name="P3">Актуальность (Зачем?)</text:p>
      <text:p text:style-name="P1">На протяжении двух недель <text:span text:style-name="T8">я</text:span> изучал<text:span text:style-name="T8">а</text:span> Godot в лагере НОУ "Поиск". <text:span text:style-name="T8">Мне</text:span><text:span text:style-name="T4"> нужно было придумать идею для проекта.</text:span></text:p>
      <text:p text:style-name="P1"/>
      <text:p text:style-name="P1">Как вы уже могли заметить,<text:span text:style-name="T1"> </text:span><text:span text:style-name="T6">лагерь находится в лесу и</text:span><text:span text:style-name="T1"> </text:span>здесь очень много различных <text:span text:style-name="T4">животных.</text:span> Однажды один из педагогов биологии в газете попросил детей ловить ёжиков и приносить ему. <text:span text:style-name="T8">Мне</text:span> эта история очень понравилась, и <text:span text:style-name="T8">я</text:span> вдохновил<text:span text:style-name="T8">а</text:span>сь ею, чтобы написать свой проект. </text:p>
      <text:p text:style-name="P1"/>
      <text:p text:style-name="P2">Так же <text:span text:style-name="T8">мне</text:span> хотелось сделать игру захватывающей и забавной. А геймплей такой, чтобы в будущем можно было легко добавлять новые фичи.</text:p>
      <text:p text:style-name="P1"/>
      <text:p text:style-name="P3">Цели и задачи</text:p>
      <text:p text:style-name="P2">Цель — научиться <text:span text:style-name="T8">писать игры на </text:span><text:span text:style-name="T3">Godot </text:span><text:span text:style-name="T7">и сделать свой проект, который будет интересен пользователям.</text:span></text:p>
      <text:p text:style-name="P1"/>
      <text:p text:style-name="P10">Задачи:</text:p>
      <text:list text:style-name="L3">
        <text:list-item>
          <text:p text:style-name="P13"><text:span text:style-name="T8">Изучить основные концепции работы с </text:span><text:span text:style-name="T3">Godot</text:span></text:p>
        </text:list-item>
        <text:list-item>
          <text:p text:style-name="P14">Придумать идею проекта и основной гейплей</text:p>
        </text:list-item>
        <text:list-item>
          <text:p text:style-name="P14">Нарисовать необходимые <text:span text:style-name="T1">assets</text:span></text:p>
        </text:list-item>
        <text:list-item>
          <text:p text:style-name="P14">Реализовать проект</text:p>
        </text:list-item>
        <text:list-item>
          <text:p text:style-name="P14">Продвинуть в массы</text:p>
        </text:list-item>
      </text:list>
      <text:p text:style-name="P12"/>
      <text:p text:style-name="P3"><text:span text:style-name="T8">Основная часть </text:span>(Что и как?)</text:p>
      <text:p text:style-name="P15">Игра представляет собой раннер.</text:p>
      <text:p text:style-name="P3"/>
      <text:p text:style-name="P1">В <text:span text:style-name="T8">моей</text:span> игре есть 2 реализованные сцены: Main, в которой хранятся остальные объекты, и menu, которое является главной сценой и первой загружается во время запуска игры </text:p>
      <text:p text:style-name="P1"/>
      <text:p text:style-name="P1">Из основных объектов, которые присутствуют в <text:span text:style-name="T8">моей</text:span> игре, это: </text:p>
      <text:list text:style-name="L1">
        <text:list-item>
          <text:p text:style-name="P8">карта (Tile map);</text:p>
        </text:list-item>
        <text:list-item>
          <text:p text:style-name="P8">различные киллзоны, в которых игрок "умирает";</text:p>
        </text:list-item>
        <text:list-item>
          <text:p text:style-name="P8">ёжики, выступающие в роли монет в игре;</text:p>
        </text:list-item>
        <text:list-item>
          <text:p text:style-name="P8"><text:span text:style-name="T4">л</text:span>естница, выполненная в виде Area2D;</text:p>
        </text:list-item>
        <text:list-item>
          <text:p text:style-name="P8">сам игрок.</text:p>
        </text:list-item>
      </text:list>
      <text:p text:style-name="P1"/>
      <text:p text:style-name="P1">В <text:span text:style-name="T8">моей</text:span> игре реализованы следующие фичи: </text:p>
      <text:list text:style-name="L2">
        <text:list-item>
          <text:p text:style-name="P9"><text:span text:style-name="T4">д</text:span>войной прыжок при повторном нажатии на клавишу </text:p>
        </text:list-item>
        <text:list-item>
          <text:p text:style-name="P9"><text:span text:style-name="T4">р</text:span>азное управление. Можно использовать как wsda, так и стрелочки </text:p>
        </text:list-item>
        <text:list-item>
          <text:p text:style-name="P9"><text:span text:style-name="T4">и</text:span>зменение анимации Animation Sprite у player в зависимости от действий, а именно: прыжок, бег, стояние на месте, смерть, радость </text:p>
        </text:list-item>
        <text:list-item>
          <text:p text:style-name="P9"><text:span text:style-name="T4">в</text:span>ыбор скина персонажа, за которого можно играть, а также тайный скин, который запускается при нажатии определенных кнопок </text:p>
        </text:list-item>
        <text:list-item>
          <text:p text:style-name="P9"><text:span text:style-name="T4">м</text:span>еню, в которое можно выходить по нажатии <text:span text:style-name="T2">E</text:span>sc </text:p>
        </text:list-item>
        <text:list-item>
          <text:p text:style-name="P9"><text:span text:style-name="T4">р</text:span>естарт при ctrl+R Анимированая смерть </text:p>
        </text:list-item>
        <text:list-item>
          <text:p text:style-name="P9"><text:span text:style-name="T4">з</text:span>вуковые эффекты и музыка, которая отличается у разных персонажей </text:p>
        </text:list-item>
        <text:list-item>
          <text:p text:style-name="P9"><text:span text:style-name="T4">к</text:span>онец игры </text:p>
        </text:list-item>
      </text:list>
      <text:p text:style-name="P1"/>
      <text:p text:style-name="P1">У нас 4 килзоны: <text:span text:style-name="T4">м</text:span>уравьи, пчелы, вода и анимирова<text:span text:style-name="T8">н</text:span>ная смерть при контакте с головой </text:p>
      <text:p text:style-name="P1"/>
      <text:p text:style-name="P4"><text:soft-page-break/>Из интересных решений</text:p>
      <text:p text:style-name="P1"/>
      <text:p text:style-name="P1">У <text:span text:style-name="T8">меня</text:span> была проблема с лестницей. <text:span text:style-name="T4">Т</text:span>ак как было не известно какой длины нужны лестницы, <text:span text:style-name="T8">я</text:span> попробовал<text:span text:style-name="T8">а</text:span> использовать 2 варианта коллизии: </text:p>
      <text:p text:style-name="P1"/>
      <text:p text:style-name="P1">1 Вариант - укороченный: </text:p>
      <text:p text:style-name="P1">Когда между коллизиями лестниц был промежуток без коллизии </text:p>
      <text:p text:style-name="P1"/>
      <text:p text:style-name="P1">2 Вариант - удлиненный: </text:p>
      <text:p text:style-name="P1">Когда одна коллизия заходила на другую , но тогда случалась следующая проблема: Когда игрок входил в первую коллизию, флаг, который отслеживал изменения, менял значение на true. Потом из-за накладки он одновременно входил в вторую коллизию, флаг менялся на true. Так как он был true, то по сути изменения не было. Но потом игрок выходил из первой коллизии и флаг менял на false. Несмотря на то, что игрок все же был в коллизии второй лестницы и наш игрок начинал падать </text:p>
      <text:p text:style-name="P1"/>
      <text:p text:style-name="P1">Решение этой проблемы стала проверка индекса лестниц. <text:span text:style-name="T8">Я</text:span> проход<text:span text:style-name="T8">илась</text:span> по массиву лестниц и если хотя бы с одной есть взаимодействие, то запуска<text:span text:style-name="T8">ла</text:span> функцию для обработки лестницы.</text:p>
      <text:p text:style-name="P1"/>
      <text:p text:style-name="P5">Продвижение в <text:s/>массы</text:p>
      <text:p text:style-name="P11">Позже на ярмарке, которая проходит в лагере, я выставила свою игру как услугу. Многие попробовали сыграть в неё и оставили положительные отзывы.</text:p>
      <text:p text:style-name="P1"/>
      <text:p text:style-name="P3">Вывод</text:p>
      <text:p text:style-name="P1">В итоге, меньше, чем за 2 недели <text:span text:style-name="T8">я</text:span> попробовал<text:span text:style-name="T8">а</text:span> поработать на <text:span text:style-name="T3">Godot</text:span> и сделал<text:span text:style-name="T8">а</text:span> версию своей собственной игры. Мне этот опыт очень понравился, хотя без интернета было тяжело 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0:54:42.359000000</meta:creation-date>
    <dc:date>2024-08-29T11:20:49.905000000</dc:date>
    <meta:editing-duration>PT15M31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43" meta:word-count="504" meta:character-count="3162" meta:non-whitespace-character-count="2698"/>
  </office:meta>
</office:document-meta>
</file>